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15a17c" officeooo:paragraph-rsid="0015a17c" style:font-size-asian="24.5pt" style:font-style-asian="normal" style:font-weight-asian="bold" style:font-size-complex="28pt" style:font-style-complex="normal" style:font-weight-complex="bold"/>
    </style:style>
    <style:style style:name="P2" style:family="paragraph" style:parent-style-name="Standard">
      <style:text-properties officeooo:rsid="0015a17c" officeooo:paragraph-rsid="0015a17c"/>
    </style:style>
    <style:style style:name="P3" style:family="paragraph" style:parent-style-name="Standard">
      <style:text-properties officeooo:paragraph-rsid="0015a17c"/>
    </style:style>
    <style:style style:name="P4" style:family="paragraph" style:parent-style-name="Standard">
      <style:text-properties fo:font-size="20pt" fo:font-style="italic" style:text-underline-style="solid" style:text-underline-width="auto" style:text-underline-color="font-color" officeooo:rsid="0016036c" officeooo:paragraph-rsid="0016036c" style:font-size-asian="20pt" style:font-style-asian="italic" style:font-size-complex="20pt" style:font-style-complex="italic"/>
    </style:style>
    <style:style style:name="P5" style:family="paragraph" style:parent-style-name="Standard">
      <style:text-properties fo:font-size="20pt" fo:font-style="italic" style:text-underline-style="solid" style:text-underline-width="auto" style:text-underline-color="font-color" officeooo:rsid="0015a17c" officeooo:paragraph-rsid="0015a17c" style:font-size-asian="20pt" style:font-style-asian="italic" style:font-size-complex="20pt" style:font-style-complex="italic"/>
    </style:style>
    <style:style style:name="P6" style:family="paragraph" style:parent-style-name="Standard">
      <style:text-properties fo:font-size="20pt" fo:font-style="italic" style:text-underline-style="solid" style:text-underline-width="auto" style:text-underline-color="font-color" fo:font-weight="normal" officeooo:rsid="0015a17c" officeooo:paragraph-rsid="0015a17c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officeooo:rsid="0015a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</text:p>
      <text:p text:style-name="Standard"/>
      <text:p text:style-name="P4">Répartition des taches :</text:p>
      <text:p text:style-name="P2">fdgkjhdsfg</text:p>
      <text:p text:style-name="P2"/>
      <text:p text:style-name="P5">Problèmes humains :</text:p>
      <text:p text:style-name="P2">dlkhgfjidsflkq</text:p>
      <text:p text:style-name="P2"/>
      <text:p text:style-name="P5">Problèmes organisationnels :</text:p>
      <text:p text:style-name="P2">oifdgoijdsq</text:p>
      <text:p text:style-name="P2"/>
      <text:p text:style-name="P6">Problèmes techniques :</text:p>
      <text:p text:style-name="P3"><text:span text:style-name="T1">aucuns </text:span><text:a xlink:type="simple" xlink:href="https://emojiterra.com/fr/cool/" text:style-name="Internet_20_link" text:visited-style-name="Visited_20_Internet_20_Link">😎</text:a></text:p>
      <text:p text:style-name="P2"/>
      <text:p text:style-name="P2"/>
      <text:p text:style-name="P5">Solutions :</text:p>
      <text:p text:style-name="P2">qdsfoigqoi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 PL KaitiM GB" style:font-family-asian="'AR PL KaitiM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01:16.133448616</meta:creation-date>
    <dc:date>2025-02-06T10:03:55.081066626</dc:date>
    <meta:editing-duration>PT2M3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22" meta:character-count="166" meta:non-whitespace-character-count="155"/>
  </office:meta>
</office:document-meta>
</file>